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11.8cm"/>
    </style:style>
    <style:style style:name="co3" style:family="table-column">
      <style:table-column-properties fo:break-before="auto" style:column-width="13.313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sultatScraping11Rezum_250mo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table-cell office:value-type="string" calcext:value-type="string">
            <text:p>inputFr</text:p>
          </table:table-cell>
          <table:table-cell office:value-type="string" calcext:value-type="string">
            <text:p>TextFr</text:p>
          </table:table-cell>
          <table:table-cell/>
        </table:table-row>
        <table:table-row table:style-name="ro1">
          <table:table-cell office:value-type="float" office:value="0" calcext:value-type="float">
            <text:p>0</text:p>
          </table:table-cell>
          <table:table-cell office:value-type="string" calcext:value-type="string">
            <text:p>This cereal is likely to change the world!</text:p>
          </table:table-cell>
          <table:table-cell office:value-type="string" calcext:value-type="string">
            <text:p>Cette céréale est susceptible de changer le monde!Ingrédients*Veuillez ne pas utiliser ce produit en conjonction avec des allergies alimentaires.</text:p>
          </table:table-cell>
          <table:table-cell office:value-type="string" calcext:value-type="string">
            <text:p>oui</text:p>
          </table:table-cell>
        </table:table-row>
        <table:table-row table:style-name="ro1">
          <table:table-cell office:value-type="float" office:value="1" calcext:value-type="float">
            <text:p>1</text:p>
          </table:table-cell>
          <table:table-cell office:value-type="string" calcext:value-type="string">
            <text:p>The inexorable melting of the pack ice the disappearance of bears</text:p>
          </table:table-cell>
          <table:table-cell office:value-type="string" calcext:value-type="string">
            <text:p>La question demeure : comment pourrions-nous revenir dans le temps pour voir ces âges de glace? une planète habitable est une planète avec des corps rocheux qui ont au moins 200 000 ans et sont fortement magnétisés.</text:p>
          </table:table-cell>
          <table:table-cell office:value-type="string" calcext:value-type="string">
            <text:p>oui</text:p>
          </table:table-cell>
        </table:table-row>
        <table:table-row table:style-name="ro1">
          <table:table-cell office:value-type="float" office:value="2" calcext:value-type="float">
            <text:p>2</text:p>
          </table:table-cell>
          <table:table-cell office:value-type="string" calcext:value-type="string">
            <text:p>Establishment of low-emission zones ZFE and</text:p>
          </table:table-cell>
          <table:table-cell office:value-type="string" calcext:value-type="string">
            <text:p>Il n'existe actuellement aucun cadre officiel pour la mise en œuvre du minimum national. il sera nécessaire que le gouvernement vise à atteindre un nouveau niveau de politique.</text:p>
          </table:table-cell>
          <table:table-cell office:value-type="string" calcext:value-type="string">
            <text:p>oui</text:p>
          </table:table-cell>
        </table:table-row>
        <table:table-row table:style-name="ro1">
          <table:table-cell office:value-type="float" office:value="3" calcext:value-type="float">
            <text:p>3</text:p>
          </table:table-cell>
          <table:table-cell office:value-type="string" calcext:value-type="string">
            <text:p>A loosening of the rule of environmental law That's how it works.</text:p>
          </table:table-cell>
          <table:table-cell office:value-type="string" calcext:value-type="string">
            <text:p>la règle n'exige pas des entreprises qu'elles divulguent les impacts liés au changement climatique aux autorités de régulation nationales et locales, ni combien d'argent elles économiseront à l'avenir. Mais le gouvernement fédéral pourrait faire peu pour protéger l'environnement dans ce genre de domaines, dit un professeur à Virginia Tech.</text:p>
          </table:table-cell>
          <table:table-cell office:value-type="string" calcext:value-type="string">
            <text:p>oui</text:p>
          </table:table-cell>
        </table:table-row>
        <table:table-row table:style-name="ro1">
          <table:table-cell office:value-type="float" office:value="4" calcext:value-type="float">
            <text:p>4</text:p>
          </table:table-cell>
          <table:table-cell office:value-type="string" calcext:value-type="string">
            <text:p>Adivalor the eco-organism of the agricultural sector calls for</text:p>
          </table:table-cell>
          <table:table-cell office:value-type="string" calcext:value-type="string">
            <text:p>Adivalor l'éco-organisation du secteur agricole exige une plus grande autonomie et une décentralisation de l'État et de la société. Une telle vision peut créer de nouvelles possibilités de développement social et de paix.</text:p>
          </table:table-cell>
          <table:table-cell office:value-type="string" calcext:value-type="string">
            <text:p>oui</text:p>
          </table:table-cell>
        </table:table-row>
        <table:table-row table:style-name="ro1">
          <table:table-cell office:value-type="float" office:value="5" calcext:value-type="float">
            <text:p>5</text:p>
          </table:table-cell>
          <table:table-cell office:value-type="string" calcext:value-type="string">
            <text:p>Loire-Bretagne a vigilance to put on diffuse pollution and</text:p>
          </table:table-cell>
          <table:table-cell office:value-type="string" calcext:value-type="string">
            <text:p>Le climatologue dit que le risque est bien plus qu'un changement climatique : c'est la pollution qui rend la vie et toute la vie sur terre dangereuse, donc nous devons prendre des mesures pour résoudre ces problèmes. Il affirme que les gouvernements doivent faire tout ce qui est en leur pouvoir pour prévenir et protéger ces risques pour notre santé, notre environnement et notre économie. Les gouvernements prendront des mesures pour protéger la santé des populations vulnérables.</text:p>
          </table:table-cell>
          <table:table-cell office:value-type="string" calcext:value-type="string">
            <text:p>oui</text:p>
          </table:table-cell>
        </table:table-row>
        <table:table-row table:style-name="ro1">
          <table:table-cell office:value-type="float" office:value="6" calcext:value-type="float">
            <text:p>6</text:p>
          </table:table-cell>
          <table:table-cell office:value-type="string" calcext:value-type="string">
            <text:p>What is the impact on aquatic ecosystems and health?</text:p>
          </table:table-cell>
          <table:table-cell office:value-type="string" calcext:value-type="string">
            <text:p>les poissons trouvés dans les étangs sont de petits invertébrés qui ne vivent pas en même temps. ils ne sont pas aussi abondants, mais ils peuvent être trouvés, en fonction de la période où une espèce a vécu dans cette région et dépend également de la quantité de poissons qu'ils ont trouvé. Quel impact l'écosystème marin a-t-il sur la faune?</text:p>
          </table:table-cell>
          <table:table-cell office:value-type="string" calcext:value-type="string">
            <text:p>oui</text:p>
          </table:table-cell>
        </table:table-row>
        <table:table-row table:style-name="ro1">
          <table:table-cell office:value-type="float" office:value="7" calcext:value-type="float">
            <text:p>7</text:p>
          </table:table-cell>
          <table:table-cell office:value-type="string" calcext:value-type="string">
            <text:p>The Nuclear Safety Authority opens a consultation on the</text:p>
          </table:table-cell>
          <table:table-cell office:value-type="string" calcext:value-type="string">
            <text:p>un comité consultatif conseille le pays sur la façon de réagir. l'autorité de sûreté nucléaire ouvre une consultation sur les risques potentiels associés à l'effondrement ou à l'explosion.</text:p>
          </table:table-cell>
          <table:table-cell office:value-type="string" calcext:value-type="string">
            <text:p>oui</text:p>
          </table:table-cell>
        </table:table-row>
        <table:table-row table:style-name="ro1">
          <table:table-cell office:value-type="float" office:value="8" calcext:value-type="float">
            <text:p>8</text:p>
          </table:table-cell>
          <table:table-cell office:value-type="string" calcext:value-type="string">
            <text:p>Researchers from the Tour du Valat de l'Université Montpellier</text:p>
          </table:table-cell>
          <table:table-cell office:value-type="string" calcext:value-type="string">
            <text:p>des chercheurs du Tour du Valat de l'Université Montpellier ont constaté que le temps total nécessaire pour parcourir toute la longueur du parcours est d'environ 2,7 minutes. dans le tour de France il est d'environ 3 minutes; cette différence est également significative dans le temps pris pour terminer un marathon.</text:p>
          </table:table-cell>
          <table:table-cell office:value-type="string" calcext:value-type="string">
            <text:p>oui</text:p>
          </table:table-cell>
        </table:table-row>
        <table:table-row table:style-name="ro1">
          <table:table-cell office:value-type="float" office:value="9" calcext:value-type="float">
            <text:p>9</text:p>
          </table:table-cell>
          <table:table-cell office:value-type="string" calcext:value-type="string">
            <text:p>Whatever the climatosceptics say, global warming is a reality</text:p>
          </table:table-cell>
          <table:table-cell office:value-type="string" calcext:value-type="string">
            <text:p>La seule façon de le faire est de déplacer la température globale à 3 degrés plus chaud d'ici 2100. mais ce n'est pas seulement le réchauffement climatique, nous serons à un risque beaucoup plus grand de développer des conséquences graves et irréversibles. nous pouvons également améliorer notre réponse à ces problèmes en modifiant nos politiques climatiques.</text:p>
          </table:table-cell>
          <table:table-cell office:value-type="string" calcext:value-type="string">
            <text:p>oui</text:p>
          </table:table-cell>
        </table:table-row>
        <table:table-row table:style-name="ro1">
          <table:table-cell office:value-type="float" office:value="10" calcext:value-type="float">
            <text:p>10</text:p>
          </table:table-cell>
          <table:table-cell office:value-type="string" calcext:value-type="string">
            <text:p>While glut hunting has been banned</text:p>
          </table:table-cell>
          <table:table-cell office:value-type="string" calcext:value-type="string">
            <text:p>La chasse au flétrissement a été interdite, mais nous devons trouver de nouvelles façons d'aider les gens à survivre. Les chasseurs de gloutons sont interdits dans les États-Unis.</text:p>
          </table:table-cell>
          <table:table-cell office:value-type="string" calcext:value-type="string">
            <text:p>oui</text:p>
          </table:table-cell>
        </table:table-row>
        <table:table-row table:style-name="ro1">
          <table:table-cell office:value-type="float" office:value="11" calcext:value-type="float">
            <text:p>11</text:p>
          </table:table-cell>
          <table:table-cell office:value-type="string" calcext:value-type="string">
            <text:p>The presence of a Christmas tree in the house</text:p>
          </table:table-cell>
          <table:table-cell office:value-type="string" calcext:value-type="string">
            <text:p>la présence d'un arbre de Noël dans la maison à l'une des occasions en question a entraîné l'utilisation de feux d'artifice. la femme de ménage à prendre les mesures suivantes: 1) Enlever toute la végétation qui a pu se développer sur la propriété, et 2) Placer un arborete au centre de la maison, ou 3) Ajouter un autre arbre de Noël à la maison.</text:p>
          </table:table-cell>
          <table:table-cell office:value-type="string" calcext:value-type="string">
            <text:p>non</text:p>
          </table:table-cell>
        </table:table-row>
        <table:table-row table:style-name="ro1">
          <table:table-cell office:value-type="float" office:value="12" calcext:value-type="float">
            <text:p>12</text:p>
          </table:table-cell>
          <table:table-cell office:value-type="string" calcext:value-type="string">
            <text:p>Air pollution remains the leading cause of death</text:p>
          </table:table-cell>
          <table:table-cell office:value-type="string" calcext:value-type="string">
            <text:p>La pollution atmosphérique demeure la principale cause de décès chez les enfants et les adolescents âgés de 1 à 15 ans. Les infections respiratoires continuent d'affecter environ un tiers des enfants, des adolescents et des adultes, plus que la mortalité combinée de l'asthme et de la grippe.</text:p>
          </table:table-cell>
          <table:table-cell office:value-type="string" calcext:value-type="string">
            <text:p>oui</text:p>
          </table:table-cell>
        </table:table-row>
        <table:table-row table:style-name="ro1">
          <table:table-cell office:value-type="float" office:value="13" calcext:value-type="float">
            <text:p>13</text:p>
          </table:table-cell>
          <table:table-cell office:value-type="string" calcext:value-type="string">
            <text:p>Researchers from California and Washington State with</text:p>
          </table:table-cell>
          <table:table-cell office:value-type="string" calcext:value-type="string">
            <text:p>la séquence haplotype de la lignée de Neandertal présente la plus faible diversité génétique entre les humains et les humains. la séquence humaine-génome est un gène d'affinité relativement élevée, comparativement à 717 individus chez les 559 individus du génome de 57 individus.</text:p>
          </table:table-cell>
          <table:table-cell office:value-type="string" calcext:value-type="string">
            <text:p>oui</text:p>
          </table:table-cell>
        </table:table-row>
        <table:table-row table:style-name="ro1">
          <table:table-cell office:value-type="float" office:value="14" calcext:value-type="float">
            <text:p>14</text:p>
          </table:table-cell>
          <table:table-cell office:value-type="string" calcext:value-type="string">
            <text:p>N2O Nitrogen Protoxide Emissions A Powerful Gas</text:p>
          </table:table-cell>
          <table:table-cell office:value-type="string" calcext:value-type="string">
            <text:p>les atomes de carbone dans les molécules de gaz agissent comme une couche réactive, qui agit pour tuer tout excès d'oxygène présent à la surface. Les bouchons de gaz peuvent être faits de l'un des trois combustibles, qui se sont tous révélés très efficaces en même temps.</text:p>
          </table:table-cell>
          <table:table-cell office:value-type="string" calcext:value-type="string">
            <text:p>oui</text:p>
          </table:table-cell>
        </table:table-row>
        <table:table-row table:style-name="ro1">
          <table:table-cell office:value-type="float" office:value="15" calcext:value-type="float">
            <text:p>15</text:p>
          </table:table-cell>
          <table:table-cell office:value-type="string" calcext:value-type="string">
            <text:p>We knew that the highest peaks of our planet</text:p>
          </table:table-cell>
          <table:table-cell office:value-type="string" calcext:value-type="string">
            <text:p>les cinq cents dernières années ont également été les périodes climatiques les plus intensives de l'histoire enregistrée. nous croyons que cet avenir est basé sur l'accumulation de connaissances et l'étude de la science et de la nature, et sera le début d'une nouvelle ère.</text:p>
          </table:table-cell>
          <table:table-cell office:value-type="string" calcext:value-type="string">
            <text:p>oui</text:p>
          </table:table-cell>
        </table:table-row>
        <table:table-row table:style-name="ro1">
          <table:table-cell office:value-type="float" office:value="16" calcext:value-type="float">
            <text:p>16</text:p>
          </table:table-cell>
          <table:table-cell office:value-type="string" calcext:value-type="string">
            <text:p>In the industrialized countries the green revolution of the 1960s</text:p>
          </table:table-cell>
          <table:table-cell office:value-type="string" calcext:value-type="string">
            <text:p>Dans les années 70 et 80, les militants ont commencé à réclamer une approche intégrée de la politique mondiale qui transformerait la gouvernance mondiale en encourageant l'élaboration de différentes politiques qui pourraient le mieux servir les économies mondiales. Mais ces idées étaient trop myopes, politiquement irréalistes, trop limitées et trop profondément ancrées dans le monde politique, soutient John avlon des u.s.</text:p>
          </table:table-cell>
          <table:table-cell office:value-type="string" calcext:value-type="string">
            <text:p>non</text:p>
          </table:table-cell>
        </table:table-row>
        <table:table-row table:style-name="ro1">
          <table:table-cell office:value-type="float" office:value="17" calcext:value-type="float">
            <text:p>17</text:p>
          </table:table-cell>
          <table:table-cell office:value-type="string" calcext:value-type="string">
            <text:p>During these periods of containment of too many animals of</text:p>
          </table:table-cell>
          <table:table-cell office:value-type="string" calcext:value-type="string">
            <text:p>les ours polaires ont besoin d'un nouveau mode de vie et d'une nouvelle protection contre les prédateurs et les proies. ils ont été protégés en plusieurs endroits parce que nous devons protéger leur habitat et leur santé, leur nourriture et leurs habitats - et ils causent maintenant un problème dans notre société qui est si grave que la seule chose qui empêche les humains de les protéger est le manque de leadership et de contrôle. au cours des 12 derniers mois, nous avons vu la détérioration rapide</text:p>
          </table:table-cell>
          <table:table-cell office:value-type="string" calcext:value-type="string">
            <text:p>non</text:p>
          </table:table-cell>
        </table:table-row>
        <table:table-row table:style-name="ro1">
          <table:table-cell office:value-type="float" office:value="18" calcext:value-type="float">
            <text:p>18</text:p>
          </table:table-cell>
          <table:table-cell office:value-type="string" calcext:value-type="string">
            <text:p>According to the new definition of the designation of a planet</text:p>
          </table:table-cell>
          <table:table-cell office:value-type="string" calcext:value-type="string">
            <text:p>une planète n'aurait à supporter que 1,5 milliard de soleils sur son orbite. Cela rendrait la planète très différente de la Terre, et exigerait le même champ de gravité pour la maintenir. Si ces planètes devaient subir des changements similaires à l'orbite de la Terre, nous verrions l'orbite de la Terre avec 2,9 années-lumière.</text:p>
          </table:table-cell>
          <table:table-cell office:value-type="string" calcext:value-type="string">
            <text:p>oui</text:p>
          </table:table-cell>
        </table:table-row>
        <table:table-row table:style-name="ro1">
          <table:table-cell office:value-type="float" office:value="19" calcext:value-type="float">
            <text:p>19</text:p>
          </table:table-cell>
          <table:table-cell office:value-type="string" calcext:value-type="string">
            <text:p>Even if we were able to stop all our emissions of</text:p>
          </table:table-cell>
          <table:table-cell office:value-type="string" calcext:value-type="string">
            <text:p>Si nous étions en mesure d'arrêter toutes nos émissions de gaz à effet de serre, nous n'aurions pas à utiliser le charbon ou le gaz naturel pour faire ces changements d'électricité. Je ne suggère pas que nous n'ayons pas besoin de l'EPA pour faire du travail, comme cela, mais je suggère que notre énergie ne va pas brûler les combustibles fossiles comme la dernière fois que nous avons arrêté toute notre consommation de charbon.</text:p>
          </table:table-cell>
          <table:table-cell office:value-type="string" calcext:value-type="string">
            <text:p>oui</text:p>
          </table:table-cell>
        </table:table-row>
        <table:table-row table:style-name="ro1">
          <table:table-cell office:value-type="float" office:value="20" calcext:value-type="float">
            <text:p>20</text:p>
          </table:table-cell>
          <table:table-cell office:value-type="string" calcext:value-type="string">
            <text:p>Every year the archipelago of Mayotte sees a few hundred turtles</text:p>
          </table:table-cell>
          <table:table-cell office:value-type="string" calcext:value-type="string">
            <text:p>Cette année, Mayotte obtient le plus grand nombre d'espèces de tortues à ce jour. En avril, mars, février et novembre, la population n'était que d'environ 30 millions d'habitants. le plus grand est l'un des mollusques blancs (Goliath spp.)</text:p>
          </table:table-cell>
          <table:table-cell office:value-type="string" calcext:value-type="string">
            <text:p>oui</text:p>
          </table:table-cell>
        </table:table-row>
        <table:table-row table:style-name="ro1">
          <table:table-cell office:value-type="float" office:value="21" calcext:value-type="float">
            <text:p>21</text:p>
          </table:table-cell>
          <table:table-cell office:value-type="string" calcext:value-type="string">
            <text:p>The largest continental rift in the world the system of</text:p>
          </table:table-cell>
          <table:table-cell office:value-type="string" calcext:value-type="string">
            <text:p>le plus grand fossé continental dans le monde le système de calottes glaciaires polaires au mont Everest est censé être d'environ 3 kilomètres de large. c'est le plus petit enregistré dans l'histoire à moins d'un kilomètre de large, selon une nouvelle étude de l'université de Greenland, Californie.</text:p>
          </table:table-cell>
          <table:table-cell office:value-type="string" calcext:value-type="string">
            <text:p>non</text:p>
          </table:table-cell>
        </table:table-row>
        <table:table-row table:style-name="ro1">
          <table:table-cell office:value-type="float" office:value="22" calcext:value-type="float">
            <text:p>22</text:p>
          </table:table-cell>
          <table:table-cell office:value-type="string" calcext:value-type="string">
            <text:p>Current global warming exacerbates the erosion of the coastline, which</text:p>
          </table:table-cell>
          <table:table-cell office:value-type="string" calcext:value-type="string">
            <text:p>Le réchauffement climatique actuel peut modifier le climat terrestre à un rythme similaire à celui de la température mondiale. Cela est particulièrement vrai dans les zones côtières où vivent un grand nombre d'humains, ce qui devrait être plus important dans les endroits où la population a moins de terres.</text:p>
          </table:table-cell>
          <table:table-cell office:value-type="string" calcext:value-type="string">
            <text:p>oui</text:p>
          </table:table-cell>
        </table:table-row>
        <table:table-row table:style-name="ro1">
          <table:table-cell office:value-type="float" office:value="23" calcext:value-type="float">
            <text:p>23</text:p>
          </table:table-cell>
          <table:table-cell office:value-type="string" calcext:value-type="string">
            <text:p>Little by little the flat worms conquered new territories</text:p>
          </table:table-cell>
          <table:table-cell office:value-type="string" calcext:value-type="string">
            <text:p>le peuple d'Israël a commencé à voir ses voisins comme vivant dans une nouvelle forme de civilisation, et ils étaient prêts à en faire partie. ils ont réalisé que le monde était le leur et ont commencé à construire une organisation internationale pour leur peuple, qui n'était en fait pas internationale mais politique. les tribus de Juda ont perdu leurs anciennes voies et les Israélites ont progressivement abandonné leurs anciennes traditions de l'agriculture.</text:p>
          </table:table-cell>
          <table:table-cell office:value-type="string" calcext:value-type="string">
            <text:p>je ne sais pas</text:p>
          </table:table-cell>
        </table:table-row>
        <table:table-row table:style-name="ro1">
          <table:table-cell office:value-type="float" office:value="24" calcext:value-type="float">
            <text:p>24</text:p>
          </table:table-cell>
          <table:table-cell office:value-type="string" calcext:value-type="string">
            <text:p>Instead of decreasing at source their emissions of</text:p>
          </table:table-cell>
          <table:table-cell office:value-type="string" calcext:value-type="string">
            <text:p>l'effet de serre n'est que partiellement inversé dans les pays qui mettent au point les technologies nécessaires pour réduire les émissions au point de commencer à réduire leur consommation d'énergie. au cours des dernières années, les chercheurs ont pu faire quelques progrès en Chine et en Inde (en vue de réduire leurs émissions de dioxyde de carbone)</text:p>
          </table:table-cell>
          <table:table-cell office:value-type="string" calcext:value-type="string">
            <text:p>oui</text:p>
          </table:table-cell>
        </table:table-row>
        <table:table-row table:style-name="ro1">
          <table:table-cell office:value-type="float" office:value="25" calcext:value-type="float">
            <text:p>25</text:p>
          </table:table-cell>
          <table:table-cell office:value-type="string" calcext:value-type="string">
            <text:p>Light pollution definition It is referred to as light pollution or light pollution.</text:p>
          </table:table-cell>
          <table:table-cell office:value-type="string" calcext:value-type="string">
            <text:p>l'intensité d'éclairage de votre maison est basée sur ce qui est le niveau maximal de lumière actuel qui peut être autorisé dans une pièce à tout moment donné. choisir la couleur de la source d'éclairage, si la source est blanche ou grise, elle s'allumera plus lentement.</text:p>
          </table:table-cell>
          <table:table-cell office:value-type="string" calcext:value-type="string">
            <text:p>oui</text:p>
          </table:table-cell>
        </table:table-row>
        <table:table-row table:style-name="ro1">
          <table:table-cell office:value-type="float" office:value="26" calcext:value-type="float">
            <text:p>26</text:p>
          </table:table-cell>
          <table:table-cell office:value-type="string" calcext:value-type="string">
            <text:p>This Sunday the government has just granted an exemption to hunters</text:p>
          </table:table-cell>
          <table:table-cell office:value-type="string" calcext:value-type="string">
            <text:p>Le gouvernement vient d'accorder une exemption aux chasseurs ce dimanche. mais tout le monde ne sera pas satisfait de l'exemption puisque les chasseurs ont décidé de retourner visiter la région afin de prendre leur quota. Le gouvernement prend toujours des décisions au sujet des règles sur le nombre de chasseurs autorisés à tirer la nuit de la compétition.</text:p>
          </table:table-cell>
          <table:table-cell office:value-type="string" calcext:value-type="string">
            <text:p>oui</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0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2-04T23:20:54.246802855</dc:date>
    <meta:editing-duration>PT6M44S</meta:editing-duration>
    <meta:editing-cycles>1</meta:editing-cycles>
    <meta:document-statistic meta:table-count="1" meta:cell-count="110" meta:object-count="0"/>
    <meta:generator>LibreOffice/6.4.6.2$Linux_X86_64 LibreOffice_project/40$Build-2</meta:generator>
  </office:meta>
</office:document-meta>
</file>